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 fo:font-weight="normal" officeooo:rsid="001541a8" style:font-weight-asian="normal" style:font-weight-complex="normal"/>
    </style:style>
    <style:style style:name="P2" style:family="paragraph" style:parent-style-name="Standard" style:list-style-name="L1">
      <style:text-properties style:text-underline-style="none" fo:font-weight="normal" officeooo:rsid="001541a8" officeooo:paragraph-rsid="001541a8" style:font-weight-asian="normal" style:font-weight-complex="normal"/>
    </style:style>
    <style:style style:name="P3" style:family="paragraph" style:parent-style-name="Standard">
      <style:text-properties style:text-underline-style="none" fo:font-weight="normal" officeooo:rsid="001541a8" officeooo:paragraph-rsid="001541a8" style:font-weight-asian="normal" style:font-weight-complex="normal"/>
    </style:style>
    <style:style style:name="P4" style:family="paragraph" style:parent-style-name="Standard" style:list-style-name="L1">
      <style:text-properties style:text-underline-style="none" fo:font-weight="normal" officeooo:rsid="00171684" officeooo:paragraph-rsid="00171684" style:font-weight-asian="normal" style:font-weight-complex="normal"/>
    </style:style>
    <style:style style:name="P5" style:family="paragraph" style:parent-style-name="Standard">
      <style:text-properties style:text-underline-style="none" fo:font-weight="normal" officeooo:rsid="00171684" officeooo:paragraph-rsid="00171684" style:font-weight-asian="normal" style:font-weight-complex="normal"/>
    </style:style>
    <style:style style:name="P6" style:family="paragraph" style:parent-style-name="Standard" style:list-style-name="L1">
      <style:text-properties style:text-underline-style="none" fo:font-weight="normal" officeooo:rsid="0017b3fe" officeooo:paragraph-rsid="0017b3fe" style:font-weight-asian="normal" style:font-weight-complex="normal"/>
    </style:style>
    <style:style style:name="P7" style:family="paragraph" style:parent-style-name="Standard">
      <style:text-properties style:text-underline-style="none" fo:font-weight="normal" officeooo:rsid="0017b3fe" officeooo:paragraph-rsid="0017b3fe" style:font-weight-asian="normal" style:font-weight-complex="normal"/>
    </style:style>
    <style:style style:name="P8" style:family="paragraph" style:parent-style-name="Standard" style:list-style-name="L1">
      <style:text-properties officeooo:rsid="0019b073" officeooo:paragraph-rsid="0019b073"/>
    </style:style>
    <style:style style:name="T1" style:family="text">
      <style:text-properties style:text-underline-style="none" fo:font-weight="normal" style:font-weight-asian="normal" style:font-weight-complex="normal"/>
    </style:style>
    <style:style style:name="T2" style:family="text">
      <style:text-properties fo:font-size="14pt" style:text-underline-style="solid" style:text-underline-width="auto" style:text-underline-color="font-color" fo:font-weight="bold" officeooo:rsid="001541a8" style:font-size-asian="14pt" style:font-weight-asian="bold" style:font-size-complex="14pt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tab/><text:tab/><text:tab/><text:tab/><text:tab/><text:span text:style-name="T2">Réunion de Rentrée</text:span></text:p>
      <text:p text:style-name="P1"/>
      <text:list xml:id="list393108991" text:style-name="L1">
        <text:list-item>
          <text:p text:style-name="P2">Semestre validée : Moyenne pondérée des UE fondamentales ≥ 10 (coeff de l’UE = nombre d’ECTS) ET Moyenne globale du semestre ≥ 10</text:p>
          <text:list>
            <text:list-item>
              <text:p text:style-name="P2">Pas de compensation entre les semestres d’une même année</text:p>
            </text:list-item>
            <text:list-item>
              <text:p text:style-name="P2">Pas de compensation globale entre UE d’un semestre</text:p>
            </text:list-item>
            <text:list-item>
              <text:p text:style-name="P2">Une UE ou un semestre validé par compensation : pas le droit de rattraper</text:p>
            </text:list-item>
          </text:list>
        </text:list-item>
      </text:list>
      <text:p text:style-name="P3"/>
      <text:list xml:id="list160355757464286" text:continue-numbering="true" text:style-name="L1">
        <text:list-item>
          <text:p text:style-name="P4">UE Fondamentales (S3):</text:p>
          <text:list>
            <text:list-item>
              <text:p text:style-name="P4">Algo</text:p>
            </text:list-item>
            <text:list-item>
              <text:p text:style-name="P4">Prog Impé</text:p>
            </text:list-item>
            <text:list-item>
              <text:p text:style-name="P4">BDD</text:p>
            </text:list-item>
          </text:list>
        </text:list-item>
      </text:list>
      <text:p text:style-name="P5"/>
      <text:list xml:id="list160356833484736" text:continue-numbering="true" text:style-name="L1">
        <text:list-item>
          <text:p text:style-name="P4">UEs de Projets :</text:p>
          <text:list>
            <text:list-item>
              <text:p text:style-name="P4">Par équipe de 4</text:p>
            </text:list-item>
            <text:list-item>
              <text:p text:style-name="P4">Réunion hebdo de suivi avec un enseignant</text:p>
            </text:list-item>
            <text:list-item>
              <text:p text:style-name="P4">Sesmestre 4 : Projet de prog (6 ECTS)</text:p>
            </text:list-item>
            <text:list-item>
              <text:p text:style-name="P4">Semestre 6 : Projet tutoré (12 ECTS)</text:p>
              <text:list>
                <text:list-item>
                  <text:p text:style-name="P6">Présentation des projets (débu décembre amphi Fourier)</text:p>
                </text:list-item>
                <text:list-item>
                  <text:p text:style-name="P6">Dépôt de vœux au secrétariat : une semaine après</text:p>
                </text:list-item>
                <text:list-item>
                  <text:p text:style-name="P6">Attribution des projets : deux semaines après</text:p>
                </text:list-item>
              </text:list>
            </text:list-item>
          </text:list>
        </text:list-item>
      </text:list>
      <text:p text:style-name="P7"/>
      <text:list xml:id="list160356481426585" text:continue-numbering="true" text:style-name="L1">
        <text:list-item>
          <text:p text:style-name="P6">L’UE Stage :</text:p>
          <text:list>
            <text:list-item>
              <text:p text:style-name="P6">Optionnel au S6 parcours Info</text:p>
            </text:list-item>
            <text:list-item>
              <text:p text:style-name="P6">Possible dans le cadre des UE d’excellence du S4 et du S6 (parcours info uniquement)</text:p>
            </text:list-item>
            <text:list-item>
              <text:p text:style-name="P6">Réunion d’info :</text:p>
              <text:list>
                <text:list-item>
                  <text:p text:style-name="P6">15 mai 2021 ; 15 septembre 2021</text:p>
                </text:list-item>
                <text:list-item>
                  <text:p text:style-name="P6">Durée du stage : 10 semaines minimum</text:p>
                </text:list-item>
              </text:list>
            </text:list-item>
          </text:list>
        </text:list-item>
      </text:list>
      <text:p text:style-name="P7"/>
      <text:list xml:id="list160355050880122" text:continue-numbering="true" text:style-name="L1">
        <text:list-item>
          <text:p text:style-name="P6">Possibilité des UEs d’excellence :</text:p>
          <text:list>
            <text:list-item>
              <text:p text:style-name="P6">Candidature : le jour de la rentrée (ou la semaine qui suit) du semestre concerné</text:p>
            </text:list-item>
          </text:list>
        </text:list-item>
      </text:list>
      <text:p text:style-name="P7"/>
      <text:list xml:id="list160356159680324" text:continue-numbering="true" text:style-name="L1">
        <text:list-item>
          <text:p text:style-name="P8"><text:a xlink:type="simple" xlink:href="https://math-info.u-paris.fr/" text:style-name="Internet_20_link" text:visited-style-name="Visited_20_Internet_20_Link"><text:span text:style-name="T1">https://math-info.u-paris.fr/</text:span></text:a>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15T23:39:26.102560699</meta:creation-date>
    <meta:generator>LibreOffice/6.4.5.2$Linux_X86_64 LibreOffice_project/40$Build-2</meta:generator>
    <dc:date>2020-09-23T16:03:54.763731411</dc:date>
    <meta:editing-duration>PT10M22S</meta:editing-duration>
    <meta:editing-cycles>5</meta:editing-cycles>
    <meta:document-statistic meta:table-count="0" meta:image-count="0" meta:object-count="0" meta:page-count="1" meta:paragraph-count="26" meta:word-count="203" meta:character-count="1038" meta:non-whitespace-character-count="881"/>
  </office:meta>
</office:document-meta>
</file>